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 style:data-style-name="N1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85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CLOFEN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80804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VENT <text:s/>SOLUCION PARA INHALAR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00906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PERIDENO 2MG TABLETA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 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1990100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PAMINA AMP DE 2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08236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KACINA 500 Mg/2m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08237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KACINA 100 MG AMPOLL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137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ENHIDRINATO TABLETA</text:p>
          </table:table-cell>
          <table:table-cell office:value-type="string" calcext:value-type="string">
            <text:p>TABLETAS</text:p>
          </table:table-cell>
          <table:table-cell table:number-columns-repeated="2"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19914227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ENHIDRINATO TABLETA</text:p>
          </table:table-cell>
          <table:table-cell office:value-type="string" calcext:value-type="string">
            <text:p>TABLETAS</text:p>
          </table:table-cell>
          <table:table-cell table:number-columns-repeated="2"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1991426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A 20MG/2ML SOLUC INYEC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24285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50MG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26478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OSCINA + 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2706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ASTATINA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20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296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MADOL X 50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3028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OSCINA + 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3042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OSCINA + 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30573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30964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AMETAZ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4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3476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LOFENAC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75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352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ASTATINA 20 MG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3575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AMICINA <text:s/>GOTA 0.3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3964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AL 5</text:p>
          </table:table-cell>
          <table:table-cell office:value-type="string" calcext:value-type="string">
            <text:p>AGUA DESTILADA</text:p>
          </table:table-cell>
          <table:table-cell office:value-type="string" calcext:value-type="string">
            <text:p>500ML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40398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PINA AMPOLLA DE 1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4045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PINA AMPOLLA DE 1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40721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4174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PINA AMPOLLA DE 1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41742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CLOPRAMIDA GOTAS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4277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BUTAMIN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250MG</text:p>
          </table:table-cell>
          <table:table-cell office:value-type="string" calcext:value-type="string">
            <text:p>5ML</text:p>
          </table:table-cell>
        </table:table-row>
        <table:table-row table:style-name="ro1">
          <table:table-cell office:value-type="string" calcext:value-type="string">
            <text:p>19944485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A ACIDO ACETIL</text:p>
          </table:table-cell>
          <table:table-cell office:value-type="string" calcext:value-type="string">
            <text:p>COMPRIMIDOS</text:p>
          </table:table-cell>
          <table:table-cell table:number-columns-repeated="2"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1994784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AMETASONA SOLUC INYEC 4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5187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AMETASONA SOLUCION 4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51877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LOFENACO AMP 75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53549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AMETASON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4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5469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LOFENACO AMP 75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6064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OXAPARINA</text:p>
          </table:table-cell>
          <table:table-cell office:value-type="string" calcext:value-type="string">
            <text:p>HEPARINA</text:p>
          </table:table-cell>
          <table:table-cell office:value-type="string" calcext:value-type="string">
            <text:p>40MG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office:value-type="string" calcext:value-type="string">
            <text:p>1996549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50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6642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FATO DE MAGNESIO SOLUCION INYECTABLE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6815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ALOT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6837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LOMETASONA DIPROPIONATO 50MCG</text:p>
          </table:table-cell>
          <table:table-cell office:value-type="string" calcext:value-type="string">
            <text:p>FRASC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7078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AGUA DESTILADA 500 ML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74149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AL 5 EN AGUA DESTILADA 500 ML</text:p>
          </table:table-cell>
          <table:table-cell office:value-type="string" calcext:value-type="string">
            <text:p>SOLUCION</text:p>
          </table:table-cell>
          <table:table-cell table:number-columns-repeated="2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7494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OPERIDOL DE <text:s/>5MG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76470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OPERIDOL DE <text:s/>5MG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776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IMUCIL SOL AMPOLL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8011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 <text:s/>1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81474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 <text:s/>1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8482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 <text:s/>1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85517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 <text:s/>1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86406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ZODONA CLORHIDRATO 50 MG TABLETAS</text:p>
          </table:table-cell>
          <table:table-cell office:value-type="string" calcext:value-type="string">
            <text:p>TABLETAS</text:p>
          </table:table-cell>
          <table:table-cell table:number-columns-repeated="2"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1990896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3028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P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86585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BUTAMINA 250 MG 5 ML SOLUC INYEC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88977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AMIC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60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90588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ITOIN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250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9059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LPREDNISOL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9090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POTASI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20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93036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93923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CLOPRAMID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style-name="ce1" office:value-type="string" calcext:value-type="string">
            <text:p>19942691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<text:s/>X 500 ML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9578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SODI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97397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AL <text:s/>10 EN AGUA DESTILADA <text:s/>X 500 ML</text:p>
          </table:table-cell>
          <table:table-cell office:value-type="string" calcext:value-type="string">
            <text:p>SOLUCION</text:p>
          </table:table-cell>
          <table:table-cell table:number-columns-repeated="2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97625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AMETAZON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8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4965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IGENO MEDICINAL</text:p>
          </table:table-cell>
          <table:table-cell office:value-type="string" calcext:value-type="string">
            <text:p>GASEOS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 </text:p>
          </table:table-cell>
        </table:table-row>
        <table:table-row table:style-name="ro1">
          <table:table-cell office:value-type="string" calcext:value-type="string">
            <text:p>1999837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OPERIDOL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20002059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ITRATO DE ISOSORBIDE 10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2000403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ITRATO DE ISOSORBIDE TABLETAS 10MG</text:p>
          </table:table-cell>
          <table:table-cell office:value-type="string" calcext:value-type="string">
            <text:p>TABLETAS</text:p>
          </table:table-cell>
          <table:table-cell table:number-columns-repeated="2"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2000861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PERIDINA CLORHIDRAT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MG</text:p>
          </table:table-cell>
          <table:table-cell office:value-type="string" calcext:value-type="string">
            <text:p>2ML</text:p>
          </table:table-cell>
        </table:table-row>
        <table:table-row table:style-name="ro1">
          <table:table-cell office:value-type="string" calcext:value-type="string">
            <text:p>200119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BUTAMOL</text:p>
          </table:table-cell>
          <table:table-cell office:value-type="string" calcext:value-type="string">
            <text:p>INHALADO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1390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FINA CLORHIDRAT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1833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ROFLOXACINA 100 MG 10 M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19151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EPAM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2155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OXAPARINA HEPARINA <text:s/>40mg AMP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2531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OXAPARINA HEPARINA 40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20032468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 50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 </text:p>
          </table:table-cell>
        </table:table-row>
        <table:table-row table:style-name="ro1">
          <table:table-cell office:value-type="string" calcext:value-type="string">
            <text:p>20035947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 50 MG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2003651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MODIPINO 30MG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35124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LOMETASONA 250</text:p>
          </table:table-cell>
          <table:table-cell office:value-type="string" calcext:value-type="string">
            <text:p>INHALADO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3685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ENAL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<text:s/>1992420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LOMETASONA</text:p>
          </table:table-cell>
          <table:table-cell office:value-type="string" calcext:value-type="string">
            <text:p>INHALADOR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2003907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ALOTINA AMP DE 1 GR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4370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ALOTINA AMP DE 1 GR</text:p>
          </table:table-cell>
          <table:table-cell office:value-type="string" calcext:value-type="string">
            <text:p>FRASC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 </text:p>
          </table:table-cell>
        </table:table-row>
        <table:table-row table:style-name="ro1">
          <table:table-cell office:value-type="string" calcext:value-type="string">
            <text:p>1992256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EPRAZOL</text:p>
          </table:table-cell>
          <table:table-cell office:value-type="string" calcext:value-type="string">
            <text:p>40MG</text:p>
          </table:table-cell>
          <table:table-cell office:value-type="string" calcext:value-type="string">
            <text:p>POLVO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office:value-type="string" calcext:value-type="string">
            <text:p>2004507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 MG/2ML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20046007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ITROMICINA 200 MG PPS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49275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ACIL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54702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OPERIDOL SOLUCION ORAL 20ML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5605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DOVUDINA SOLUCION ORAL 10 MG/ML.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57250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AZOL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6683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 DE 50 MG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20072679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XIDO ALUM</text:p>
          </table:table-cell>
          <table:table-cell office:value-type="string" calcext:value-type="string">
            <text:p>FRASC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20087766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025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10013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NIDAZOL SUSP 250 MG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10251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OVUL BLISTER X 21 TAB</text:p>
          </table:table-cell>
          <table:table-cell office:value-type="string" calcext:value-type="string">
            <text:p>BLISTER</text:p>
          </table:table-cell>
          <table:table-cell table:number-columns-repeated="2"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207411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JARAB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10571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TOTIFENO</text:p>
          </table:table-cell>
          <table:table-cell office:value-type="string" calcext:value-type="string">
            <text:p>SOLUCION</text:p>
          </table:table-cell>
          <table:table-cell table:number-columns-repeated="2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18006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TRIAXONA AMP DE 1 GR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25064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OSCINA NBUTIL BROMUR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952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UCION SALINA</text:p>
          </table:table-cell>
          <table:table-cell office:value-type="string" calcext:value-type="string">
            <text:p>09X10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95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UCION SALINA</text:p>
          </table:table-cell>
          <table:table-cell office:value-type="string" calcext:value-type="string">
            <text:p>09X50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3154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32606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TATO DE RINGER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3343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3390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ITOC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3719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ERGIN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19986406-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NDAMICINA 600Mg AMPOLL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600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3829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ITOINA</text:p>
          </table:table-cell>
          <table:table-cell office:value-type="string" calcext:value-type="string">
            <text:p>SOLUCION INYECTABLE 250 MG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office:value-type="string" calcext:value-type="string">
            <text:p>3921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100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3964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LPREDNISOL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44405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LPREDNISOL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44569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20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50589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POTASIO AMP DE 20 MEQ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5070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POTASIO AMP DE 20 MEQ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54889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POTASIO AMP DE 20 MEQ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54972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25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5497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50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55895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O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5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4965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IGENO MEDICINAL</text:p>
          </table:table-cell>
          <table:table-cell office:value-type="string" calcext:value-type="string">
            <text:p>GASEOS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5777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ANOLO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1" office:value-type="string" calcext:value-type="string">
            <text:p>1999302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025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46883-45 - 199468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FERTYL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8857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EIRA LEVONOGESTREL MAS ESTRADIOL CAJA X 21 TABLETAS</text:p>
          </table:table-cell>
          <table:table-cell table:number-columns-repeated="3" office:value-type="string" calcext:value-type="string">
            <text:p>TABLETAS</text:p>
          </table:table-cell>
        </table:table-row>
        <table:table-row table:style-name="ro1">
          <table:table-cell office:value-type="string" calcext:value-type="string">
            <text:p>19997397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RIM AMPOLLA</text:p>
          </table:table-cell>
          <table:table-cell table:number-columns-repeated="3" office:value-type="string" calcext:value-type="string">
            <text:p>AMPOLLA</text:p>
          </table:table-cell>
        </table:table-row>
        <table:table-row table:style-name="ro1">
          <table:table-cell office:value-type="string" calcext:value-type="string">
            <text:p>20054702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ICILINA 0.5 G</text:p>
          </table:table-cell>
          <table:table-cell office:value-type="string" calcext:value-type="string">
            <text:p><text:s/>POLVO PARA R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500 MG</text:p>
          </table:table-cell>
        </table:table-row>
        <table:table-row table:style-name="ro1">
          <table:table-cell office:value-type="string" calcext:value-type="string">
            <text:p>19914227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20MG/2ML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2006683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RATROPIO BROMUR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0.02MG/DOSIS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137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ENHIDRINATO ANT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2000977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AZOLAM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5MG</text:p>
          </table:table-cell>
          <table:table-cell office:value-type="string" calcext:value-type="string">
            <text:p>5ML</text:p>
          </table:table-cell>
        </table:table-row>
        <table:table-row table:style-name="ro1">
          <table:table-cell office:value-type="string" calcext:value-type="string">
            <text:p>19976470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50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776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XIDO DE ALUMINIO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1998857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EIRA LEVONOGESTREL MAS ESTRADIOL CAJA X 21 TABLETAS</text:p>
          </table:table-cell>
          <table:table-cell table:number-columns-repeated="3" office:value-type="string" calcext:value-type="string">
            <text:p>TABLETAS</text:p>
          </table:table-cell>
        </table:table-row>
        <table:table-row table:style-name="ro1">
          <table:table-cell office:value-type="string" calcext:value-type="string">
            <text:p>19986406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NDAMIC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600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9955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ONOGESTREL 0.75 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0.75mg</text:p>
          </table:table-cell>
          <table:table-cell office:value-type="string" calcext:value-type="string">
            <text:p>TABLETAS <text:s/></text:p>
          </table:table-cell>
        </table:table-row>
        <table:table-row table:style-name="ro1">
          <table:table-cell office:value-type="string" calcext:value-type="string">
            <text:p>2004687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ICILINA SODIC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2005605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PIDOGE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75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2004507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MG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1993188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TANIL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05CGX</text:p>
          </table:table-cell>
          <table:table-cell office:value-type="string" calcext:value-type="string">
            <text:p>10ML</text:p>
          </table:table-cell>
        </table:table-row>
        <table:table-row table:style-name="ro1">
          <table:table-cell office:value-type="string" calcext:value-type="string">
            <text:p>1998893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AMIC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80MG</text:p>
          </table:table-cell>
          <table:table-cell office:value-type="string" calcext:value-type="string">
            <text:p>2ML</text:p>
          </table:table-cell>
        </table:table-row>
        <table:table-row table:style-name="ro1">
          <table:table-cell office:value-type="string" calcext:value-type="string">
            <text:p>20044344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EPRAZOL</text:p>
          </table:table-cell>
          <table:table-cell office:value-type="string" calcext:value-type="string">
            <text:p>40MG</text:p>
          </table:table-cell>
          <table:table-cell office:value-type="string" calcext:value-type="string">
            <text:p>POLVO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office:value-type="string" calcext:value-type="string">
            <text:p>19986458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float" office:value="1518020107" calcext:value-type="float">
            <text:p>151802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NDA NELATON 10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NIDAD</text:p>
          </table:table-cell>
        </table:table-row>
        <table:table-row table:style-name="ro1">
          <table:table-cell table:style-name="ce1" office:value-type="string" calcext:value-type="string">
            <text:p>1992256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EPRAZOL</text:p>
          </table:table-cell>
          <table:table-cell office:value-type="string" calcext:value-type="string">
            <text:p>40MG</text:p>
          </table:table-cell>
          <table:table-cell office:value-type="string" calcext:value-type="string">
            <text:p>POLVO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office:value-type="string" calcext:value-type="string">
            <text:p>20056052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PIDOGREL</text:p>
          </table:table-cell>
          <table:table-cell office:value-type="string" calcext:value-type="string">
            <text:p>75 MG TABLETAS R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75Mg TABLETA</text:p>
          </table:table-cell>
        </table:table-row>
        <table:table-row table:style-name="ro1">
          <table:table-cell office:value-type="string" calcext:value-type="string">
            <text:p>20004699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TALOL CLORHIDRATO 100 MG S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 mg /20 ml</text:p>
          </table:table-cell>
          <table:table-cell office:value-type="string" calcext:value-type="string">
            <text:p>76Mg TABLETA</text:p>
          </table:table-cell>
        </table:table-row>
        <table:table-row table:style-name="ro1">
          <table:table-cell office:value-type="string" calcext:value-type="string">
            <text:p>39641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RATADINA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10MG</text:p>
          </table:table-cell>
          <table:table-cell office:value-type="string" calcext:value-type="string">
            <text:p>77Mg TABLETA</text:p>
          </table:table-cell>
        </table:table-row>
        <table:table-row table:style-name="ro1">
          <table:table-cell office:value-type="string" calcext:value-type="string">
            <text:p>199776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XDO DE ALUMINIO 4% + HIDR</text:p>
          </table:table-cell>
          <table:table-cell office:value-type="string" calcext:value-type="string">
            <text:p>FRAS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8Mg TABLETA</text:p>
          </table:table-cell>
        </table:table-row>
      </table:table>
      <table:named-expressions/>
      <table:database-ranges>
        <table:database-range table:name="__Anonymous_Sheet_DB__0" table:target-range-address="Sheet1.A2:Sheet1.F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09:46:08.922218800</meta:creation-date>
    <dc:date>2024-12-20T09:47:08.827152270</dc:date>
    <meta:editing-duration>PT1M</meta:editing-duration>
    <meta:editing-cycles>1</meta:editing-cycles>
    <meta:document-statistic meta:table-count="1" meta:cell-count="864" meta:object-count="0"/>
    <meta:generator>LibreOffice/24.8.3.2$Linux_X86_64 LibreOffice_project/480$Build-2</meta:generator>
  </office:meta>
</office:document-meta>
</file>